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002cm" fo:break-after="page" table:align="left"/>
    </style:style>
    <style:style style:name="Таблица1.A" style:family="table-column">
      <style:table-column-properties style:column-width="2.245cm"/>
    </style:style>
    <style:style style:name="Таблица1.B" style:family="table-column">
      <style:table-column-properties style:column-width="0.757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de 128" fo:font-size="28pt" fo:language="en" fo:country="US" style:font-size-asian="28pt" style:font-size-complex="28pt"/>
    </style:style>
    <style:style style:name="P4" style:family="paragraph" style:parent-style-name="Standard">
      <style:paragraph-properties fo:margin-top="0cm" fo:margin-bottom="0cm"/>
      <style:text-properties style:font-name="Arial" fo:font-size="6pt" fo:language="en" fo:country="US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96371448" text:id="ct96371448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55553472" text:id="ct255553472">
          <text:insertion>
            <office:change-info>
              <dc:creator>&lt;анонимный&gt;</dc:creator>
              <dc:date>2013-05-14T16:37:00</dc:date>
            </office:change-info>
          </text:insertion>
        </text:changed-region>
        <text:changed-region xml:id="ct255553576" text:id="ct255553576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63232888" text:id="ct263232888">
          <text:insertion>
            <office:change-info>
              <dc:creator>&lt;анонимный&gt;</dc:creator>
              <dc:date>2013-08-02T19:59:00</dc:date>
            </office:change-info>
          </text:insertion>
        </text:changed-region>
        <text:changed-region xml:id="ct263234032" text:id="ct263234032">
          <text:insertion>
            <office:change-info>
              <dc:creator>&lt;анонимный&gt;</dc:creator>
              <dc:date>2013-08-02T20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change-start text:change-id="ct96371448"/>   getData('barcode', barcode)<text:change-end text:change-id="ct96371448"/></text:p>
            <text:p text:style-name="P3"><text:change-start text:change-id="ct255553472"/>getBarco<text:soft-page-break/>de128('barcode', <text:soft-page-break/>barcode)<text:change-end text:change-id="ct255553472"/></text:p>
            <text:p text:style-name="P1"><text:change-start text:change-id="ct255553576"/>getShotName('name', barcode)</text:p>
            <text:p text:style-name="P2"><text:change-end text:change-id="ct255553576"/><office:annotation><dc:creator>&lt;анонимный&gt;</dc:creator><dc:date>2013-04-04T16:01:56.45</dc:date><text:p text:style-name="P6"><text:span text:style-name="T1">do row for barcode in data['barcodes']</text:span></text:p></office:annotation></text:p>
          </table:table-cell>
          <table:table-cell table:style-name="Таблица1.A1" office:value-type="string">
            <text:p text:style-name="P5"><text:change-start text:change-id="ct263232888"/>formatTime('datetime', barcode)<text:change-end text:change-id="ct263232888"/><text:line-break/><text:change-start text:change-id="ct263234032"/><text:soft-page-break/>formatDate('datetime', barcode) <text:change-end text:change-id="ct263234032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6.9cm" fo:margin-bottom="10.599cm" fo:margin-left="0.801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8-02T20:06:24.64</dc:date>
    <meta:editing-duration>PT2H2M52S</meta:editing-duration>
    <meta:editing-cycles>76</meta:editing-cycles>
    <meta:document-statistic meta:table-count="1" meta:image-count="0" meta:object-count="0" meta:page-count="4" meta:paragraph-count="5" meta:word-count="11" meta:character-count="156"/>
  </office:meta>
</office:document-meta>
</file>